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e4ca9" officeooo:paragraph-rsid="000e4ca9"/>
    </style:style>
    <style:style style:name="P2" style:family="paragraph" style:parent-style-name="Standard">
      <style:text-properties fo:font-weight="normal" officeooo:rsid="000e4ca9" officeooo:paragraph-rsid="000e4ca9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'Prove that if X equals Y, Y equals Z, then X equals Z'</text:p>
      <text:p text:style-name="Standard">(ROOT</text:p>
      <text:p text:style-name="Standard"><text:s text:c="2"/>(S</text:p>
      <text:p text:style-name="Standard"><text:s text:c="4"/>(VP</text:p>
      <text:p text:style-name="Standard"><text:s text:c="6"/>(VB Prove)</text:p>
      <text:p text:style-name="Standard"><text:s text:c="6"/>(SBAR</text:p>
      <text:p text:style-name="Standard"><text:s text:c="8"/>(IN that)</text:p>
      <text:p text:style-name="Standard"><text:s text:c="8"/>(S</text:p>
      <text:p text:style-name="Standard"><text:s text:c="10"/>(S</text:p>
      <text:p text:style-name="Standard"><text:s text:c="12"/>(SBAR</text:p>
      <text:p text:style-name="Standard"><text:s text:c="14"/>(IN if)</text:p>
      <text:p text:style-name="Standard"><text:s text:c="14"/>(S (NP (NN X)) (VP (VBZ equals) (NP (NN Y)))))</text:p>
      <text:p text:style-name="Standard"><text:s text:c="12"/>(, ,)</text:p>
      <text:p text:style-name="Standard"><text:s text:c="12"/>(NP (NN Y))</text:p>
      <text:p text:style-name="Standard"><text:s text:c="12"/>(VP (VBZ equals) (NP (NN Z))))</text:p>
      <text:p text:style-name="Standard"><text:s text:c="10"/>(, ,)</text:p>
      <text:p text:style-name="Standard"><text:s text:c="10"/>(RB then)</text:p>
      <text:p text:style-name="Standard"><text:s text:c="10"/>(S (NP (NN X)) (VP (VBZ equals) (NP (NN Z)))))))))</text:p>
      <text:p text:style-name="Standard"/>
      <text:p text:style-name="P1">Identifies NP NN Y and NP NN Y and NP NN X, then has an error with children</text:p>
      <text:p text:style-name="P1"/>
      <text:p text:style-name="P1">S CAN BREAK DOWN TO <text:span text:style-name="T1">NP VP NP</text:span></text:p>
      <text:p text:style-name="P2"/>
      <text:p text:style-name="P2">Need to incorporate layering (how to make it so functions are variables?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15:51:21.348403107</meta:creation-date>
    <meta:editing-duration>PT22S</meta:editing-duration>
    <meta:editing-cycles>2</meta:editing-cycles>
    <meta:generator>LibreOffice/6.1.4.2$Linux_X86_64 LibreOffice_project/10$Build-2</meta:generator>
    <dc:date>2019-02-12T15:51:41.050057454</dc:date>
    <meta:document-statistic meta:table-count="0" meta:image-count="0" meta:object-count="0" meta:page-count="1" meta:paragraph-count="21" meta:word-count="99" meta:character-count="587" meta:non-whitespace-character-count="359"/>
  </office:meta>
</office:document-meta>
</file>